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Times New Roman'" style:font-family-asian="'Times New Roman'" style:font-family-complex="'Times New Roman'" fo:background-color="transparent" style:use-window-font-color="true"/>
    </style:style>
    <style:style style:name="T2"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 style:family="text">
      <style:text-properties fo:font-size="14.00pt" fo:font-weight="normal" fo:font-family="'Times New Roman'" style:font-family-asian="'Times New Roman'" style:font-family-complex="'Times New Roman'" fo:background-color="transparent" style:use-window-font-color="true"/>
    </style:style>
    <style:style style:name="T4" style:family="text">
      <style:text-properties fo:font-size="14.00pt" fo:font-weight="bold" fo:font-family="'Times New Roman'" style:font-family-asian="'Times New Roman'" style:font-family-complex="'Times New Roman'" fo:background-color="transparent" fo:color="#004dbb"/>
    </style:style>
    <style:style style:name="T5" style:family="text">
      <style:text-properties fo:font-size="14.00pt" fo:font-weight="normal" fo:font-family="'Times New Roman'" style:font-family-asian="'Times New Roman'" style:font-family-complex="'Times New Roman'" fo:background-color="transparent" fo:color="#004dbb"/>
    </style:style>
    <style:style style:name="T6" style:family="text">
      <style:text-properties fo:font-size="14.00pt" fo:font-weight="normal" fo:font-family="'Times New Roman'" style:font-family-asian="'Times New Roman'" style:font-family-complex="'Times New Roman'" fo:background-color="transparent" fo:color="#004dbb"/>
    </style:style>
    <style:style style:name="T7" style:family="text">
      <style:text-properties fo:font-size="14.00pt" fo:font-weight="normal" fo:font-family="'Times New Roman'" style:font-family-asian="'Times New Roman'" style:font-family-complex="'Times New Roman'" fo:background-color="transparent" fo:color="#004dbb"/>
    </style:style>
    <style:style style:name="T8" style:family="text">
      <style:text-properties fo:font-size="14.00pt" fo:font-weight="normal" fo:font-family="'Times New Roman'" style:font-family-asian="'Times New Roman'" style:font-family-complex="'Times New Roman'" fo:background-color="transparent" style:use-window-font-color="true"/>
    </style:style>
    <style:style style:name="T9" style:family="text">
      <style:text-properties fo:font-size="14.00pt" fo:font-weight="normal" fo:font-family="'Times New Roman'" style:font-family-asian="'Times New Roman'" style:font-family-complex="'Times New Roman'" fo:background-color="transparent" fo:color="#004dbb"/>
    </style:style>
    <style:style style:name="T10" style:family="text">
      <style:text-properties fo:font-size="14.00pt" fo:font-weight="normal" fo:font-family="'Times New Roman'" style:font-family-asian="'Times New Roman'" style:font-family-complex="'Times New Roman'" fo:background-color="transparent" style:use-window-font-color="true"/>
    </style:style>
    <style:style style:name="T11" style:family="text">
      <style:text-properties fo:font-size="14.00pt" fo:font-weight="normal" fo:font-family="'Times New Roman'" style:font-family-asian="'Times New Roman'" style:font-family-complex="'Times New Roman'" fo:background-color="transparent" fo:color="#004dbb"/>
    </style:style>
    <style:style style:name="T12" style:family="text">
      <style:text-properties fo:font-size="14.00pt" fo:font-weight="normal" fo:font-family="'Times New Roman'" style:font-family-asian="'Times New Roman'" style:font-family-complex="'Times New Roman'" fo:background-color="transparent" style:use-window-font-color="true"/>
    </style:style>
    <style:style style:name="T13" style:family="text">
      <style:text-properties fo:font-size="14.00pt" fo:font-weight="normal" fo:font-family="'Times New Roman'" style:font-family-asian="'Times New Roman'" style:font-family-complex="'Times New Roman'" fo:background-color="transparent" fo:color="#004dbb"/>
    </style:style>
    <style:style style:name="T14" style:family="text">
      <style:text-properties fo:font-size="14.00pt" fo:font-weight="normal" fo:font-family="'Times New Roman'" style:font-family-asian="'Times New Roman'" style:font-family-complex="'Times New Roman'" fo:background-color="transparent" style:use-window-font-color="true"/>
    </style:style>
    <style:style style:name="T15" style:family="text">
      <style:text-properties fo:font-size="14.00pt" fo:font-weight="normal" fo:font-family="'Times New Roman'" style:font-family-asian="'Times New Roman'" style:font-family-complex="'Times New Roman'" fo:background-color="transparent" style:use-window-font-color="true"/>
    </style:style>
    <style:style style:name="T16" style:family="text">
      <style:text-properties fo:font-size="14.00pt" fo:font-weight="normal" fo:font-family="'Times New Roman'" style:font-family-asian="'Times New Roman'" style:font-family-complex="'Times New Roman'" fo:background-color="transparent" fo:color="#004dbb"/>
    </style:style>
    <style:style style:name="T17" style:family="text">
      <style:text-properties fo:font-size="14.00pt" fo:font-weight="normal" fo:font-family="'Times New Roman'" style:font-family-asian="'Times New Roman'" style:font-family-complex="'Times New Roman'" fo:background-color="transparent" fo:color="#004dbb"/>
    </style:style>
    <style:style style:name="T18" style:family="text">
      <style:text-properties fo:font-size="14.00pt" fo:font-weight="normal" fo:font-family="'Times New Roman'" style:font-family-asian="'Times New Roman'" style:font-family-complex="'Times New Roman'" fo:background-color="transparent" fo:color="#004dbb"/>
    </style:style>
    <style:style style:name="T19" style:family="text">
      <style:text-properties fo:font-size="14.00pt" fo:font-weight="normal" fo:font-family="'Times New Roman'" style:font-family-asian="'Times New Roman'" style:font-family-complex="'Times New Roman'" fo:background-color="transparent" style:use-window-font-color="true"/>
    </style:style>
    <style:style style:name="T20" style:family="text">
      <style:text-properties fo:font-size="14.00pt" fo:font-weight="normal" fo:font-family="'Times New Roman'" style:font-family-asian="'Times New Roman'" style:font-family-complex="'Times New Roman'" fo:background-color="transparent" fo:color="#004dbb"/>
    </style:style>
    <style:style style:name="T21" style:family="text">
      <style:text-properties fo:font-size="14.00pt" fo:font-weight="normal" fo:font-family="'Times New Roman'" style:font-family-asian="'Times New Roman'" style:font-family-complex="'Times New Roman'" fo:background-color="transparent" style:use-window-font-color="true"/>
    </style:style>
    <style:style style:name="T22" style:family="text">
      <style:text-properties fo:font-size="14.00pt" fo:font-weight="normal" fo:font-family="'Times New Roman'" style:font-family-asian="'Times New Roman'" style:font-family-complex="'Times New Roman'" fo:background-color="transparent" fo:color="#004dbb"/>
    </style:style>
    <style:style style:name="T23" style:family="text">
      <style:text-properties fo:font-size="14.00pt" fo:font-weight="normal" fo:font-family="'Times New Roman'" style:font-family-asian="'Times New Roman'" style:font-family-complex="'Times New Roman'" fo:background-color="transparent" style:use-window-font-color="true"/>
    </style:style>
    <style:style style:name="T24" style:family="text">
      <style:text-properties fo:font-size="14.00pt" fo:font-weight="normal" fo:font-family="'Times New Roman'" style:font-family-asian="'Times New Roman'" style:font-family-complex="'Times New Roman'" fo:background-color="transparent" fo:color="#004dbb"/>
    </style:style>
    <style:style style:name="T25" style:family="text">
      <style:text-properties fo:font-size="14.00pt" fo:font-weight="normal" fo:font-family="'Times New Roman'" style:font-family-asian="'Times New Roman'" style:font-family-complex="'Times New Roman'" fo:background-color="transparent" style:use-window-font-color="true"/>
    </style:style>
    <style:style style:name="T26" style:family="text">
      <style:text-properties fo:font-size="14.00pt" fo:font-weight="normal" fo:font-family="'Times New Roman'" style:font-family-asian="'Times New Roman'" style:font-family-complex="'Times New Roman'" fo:background-color="transparent" style:use-window-font-color="true"/>
    </style:style>
    <style:style style:name="T27" style:family="text">
      <style:text-properties fo:font-size="14.00pt" fo:font-weight="normal" fo:font-family="'Times New Roman'" style:font-family-asian="'Times New Roman'" style:font-family-complex="'Times New Roman'" fo:background-color="transparent" fo:color="#004dbb"/>
    </style:style>
    <style:style style:name="T28" style:family="text">
      <style:text-properties fo:font-size="14.00pt" fo:font-weight="normal" fo:font-family="'Times New Roman'" style:font-family-asian="'Times New Roman'" style:font-family-complex="'Times New Roman'" fo:background-color="transparent" style:use-window-font-color="true"/>
    </style:style>
    <style:style style:name="T29" style:family="text">
      <style:text-properties fo:font-size="14.00pt" fo:font-weight="normal" fo:font-family="'Times New Roman'" style:font-family-asian="'Times New Roman'" style:font-family-complex="'Times New Roman'" fo:background-color="transparent" fo:color="#004dbb"/>
    </style:style>
    <style:style style:name="T30" style:family="text">
      <style:text-properties fo:font-size="14.00pt" fo:font-weight="normal" fo:font-family="'Times New Roman'" style:font-family-asian="'Times New Roman'" style:font-family-complex="'Times New Roman'" fo:background-color="transparent" fo:color="#004dbb"/>
    </style:style>
    <style:style style:name="T31" style:family="text">
      <style:text-properties fo:font-size="14.00pt" fo:font-weight="normal" fo:font-family="'Times New Roman'" style:font-family-asian="'Times New Roman'" style:font-family-complex="'Times New Roman'" fo:background-color="transparent" fo:color="#004dbb"/>
    </style:style>
    <style:style style:name="T32" style:family="text">
      <style:text-properties fo:font-size="14.00pt" fo:font-weight="normal" fo:font-family="'Times New Roman'" style:font-family-asian="'Times New Roman'" style:font-family-complex="'Times New Roman'" fo:background-color="transparent" style:use-window-font-color="true"/>
    </style:style>
    <style:style style:name="T33" style:family="text">
      <style:text-properties fo:font-size="14.00pt" fo:font-weight="normal" fo:font-family="'Times New Roman'" style:font-family-asian="'Times New Roman'" style:font-family-complex="'Times New Roman'" fo:background-color="transparent" fo:color="#004dbb"/>
    </style:style>
    <style:style style:name="T34" style:family="text">
      <style:text-properties fo:font-size="14.00pt" fo:font-weight="normal" fo:font-family="'Times New Roman'" style:font-family-asian="'Times New Roman'" style:font-family-complex="'Times New Roman'" fo:background-color="transparent" style:use-window-font-color="true"/>
    </style:style>
    <style:style style:name="T35" style:family="text">
      <style:text-properties fo:font-size="14.00pt" fo:font-weight="normal" fo:font-family="'Times New Roman'" style:font-family-asian="'Times New Roman'" style:font-family-complex="'Times New Roman'" fo:background-color="transparent" fo:color="#004dbb"/>
    </style:style>
    <style:style style:name="T36" style:family="text">
      <style:text-properties fo:font-size="14.00pt" fo:font-weight="normal" fo:font-family="'Times New Roman'" style:font-family-asian="'Times New Roman'" style:font-family-complex="'Times New Roman'" fo:background-color="transparent" style:use-window-font-color="true"/>
    </style:style>
    <style:style style:name="T37" style:family="text">
      <style:text-properties fo:font-size="14.00pt" fo:font-weight="normal" fo:font-family="'Times New Roman'" style:font-family-asian="'Times New Roman'" style:font-family-complex="'Times New Roman'" fo:background-color="transparent" style:use-window-font-color="true"/>
    </style:style>
    <style:style style:name="T38" style:family="text">
      <style:text-properties fo:font-size="14.00pt" fo:font-weight="normal" fo:font-family="'Times New Roman'" style:font-family-asian="'Times New Roman'" style:font-family-complex="'Times New Roman'" fo:background-color="transparent" fo:color="#004dbb"/>
    </style:style>
    <style:style style:name="T39" style:family="text">
      <style:text-properties fo:font-size="14.00pt" fo:font-weight="normal" fo:font-family="'Times New Roman'" style:font-family-asian="'Times New Roman'" style:font-family-complex="'Times New Roman'" fo:background-color="transparent" fo:color="#004dbb"/>
    </style:style>
    <style:style style:name="T40" style:family="text">
      <style:text-properties fo:font-size="14.00pt" fo:font-weight="normal" fo:font-family="'Times New Roman'" style:font-family-asian="'Times New Roman'" style:font-family-complex="'Times New Roman'" fo:background-color="transparent" style:use-window-font-color="true"/>
    </style:style>
    <style:style style:name="T41" style:family="text">
      <style:text-properties fo:font-size="14.00pt" fo:font-weight="normal" fo:font-family="'Times New Roman'" style:font-family-asian="'Times New Roman'" style:font-family-complex="'Times New Roman'" fo:background-color="transparent" fo:color="#004dbb"/>
    </style:style>
    <style:style style:name="T42" style:family="text">
      <style:text-properties fo:font-size="14.00pt" fo:font-weight="normal" fo:font-family="'Times New Roman'" style:font-family-asian="'Times New Roman'" style:font-family-complex="'Times New Roman'" fo:background-color="transparent" fo:color="#004dbb"/>
    </style:style>
    <style:style style:name="T43" style:family="text">
      <style:text-properties fo:font-size="14.00pt" fo:font-weight="normal" fo:font-family="'Times New Roman'" style:font-family-asian="'Times New Roman'" style:font-family-complex="'Times New Roman'" fo:background-color="transparent" fo:color="#004dbb"/>
    </style:style>
    <style:style style:name="T44" style:family="text">
      <style:text-properties fo:font-size="14.00pt" fo:font-weight="normal" fo:font-family="'Times New Roman'" style:font-family-asian="'Times New Roman'" style:font-family-complex="'Times New Roman'" fo:background-color="transparent" style:use-window-font-color="true"/>
    </style:style>
    <style:style style:name="P1" style:family="paragraph">
      <style:paragraph-properties fo:line-height="115.00%" fo:text-align="right" fo:margin-bottom="10.00pt"/>
    </style:style>
    <style:style style:name="P2" style:family="paragraph">
      <style:paragraph-properties fo:line-height="115.00%" fo:text-align="left" fo:margin-bottom="10.00pt"/>
    </style:style>
    <style:style style:name="P3" style:family="paragraph">
      <style:paragraph-properties fo:line-height="115.00%" fo:text-align="left" fo:margin-left="36.00pt" fo:text-indent="0.00pt" fo:margin-bottom="10.00pt"/>
    </style:style>
    <style:style style:name="P4" style:family="paragraph">
      <style:paragraph-properties fo:line-height="115.00%" fo:text-align="left" fo:margin-left="72.00pt" fo:text-indent="0.00pt" fo:margin-bottom="10.00pt"/>
    </style:style>
    <style:style style:name="P5" style:family="paragraph">
      <style:paragraph-properties fo:line-height="115.00%" fo:text-align="left" fo:margin-left="36.00pt" fo:text-indent="0.00pt" fo:margin-bottom="10.00pt"/>
    </style:style>
    <style:style style:name="P6" style:family="paragraph">
      <style:paragraph-properties fo:line-height="115.00%" fo:text-align="left" fo:margin-bottom="10.00pt"/>
    </style:style>
    <style:style style:name="P7" style:family="paragraph">
      <style:paragraph-properties fo:line-height="115.00%" fo:text-align="left" fo:margin-left="36.00pt" fo:text-indent="0.00pt" fo:margin-bottom="10.00pt"/>
    </style:style>
    <style:style style:name="P8" style:family="paragraph">
      <style:paragraph-properties fo:line-height="115.00%" fo:text-align="left" fo:margin-bottom="10.00pt"/>
    </style:style>
    <style:style style:name="P9" style:family="paragraph">
      <style:paragraph-properties fo:line-height="115.00%" fo:text-align="center" fo:margin-bottom="10.00pt"/>
    </style:style>
    <style:style style:name="P10" style:family="paragraph">
      <style:paragraph-properties fo:line-height="115.00%" fo:text-align="left" fo:margin-left="36.00pt" fo:text-indent="0.00pt" fo:margin-bottom="10.00pt"/>
    </style:style>
    <style:style style:name="P11" style:family="paragraph">
      <style:paragraph-properties fo:line-height="115.00%" fo:text-align="left" fo:margin-bottom="10.00pt"/>
    </style:style>
    <style:style style:name="P12" style:family="paragraph">
      <style:paragraph-properties fo:line-height="115.00%" fo:text-align="left" fo:margin-left="36.00pt" fo:text-indent="0.00pt" fo:margin-bottom="10.00pt"/>
    </style:style>
    <style:style style:name="P13" style:family="paragraph">
      <style:paragraph-properties fo:line-height="115.00%" fo:text-align="left" fo:margin-bottom="10.00pt"/>
    </style:style>
    <style:style style:name="P14" style:family="paragraph">
      <style:paragraph-properties fo:line-height="115.00%" fo:text-align="left" fo:margin-left="36.00pt" fo:text-indent="0.00pt" fo:margin-bottom="10.00pt"/>
    </style:style>
    <style:style style:name="P15" style:family="paragraph">
      <style:paragraph-properties fo:line-height="115.00%" fo:text-align="left" fo:margin-left="72.00pt" fo:text-indent="0.00pt" fo:margin-bottom="10.00pt"/>
    </style:style>
    <style:style style:name="P16" style:family="paragraph">
      <style:paragraph-properties fo:line-height="115.00%" fo:text-align="left" fo:margin-bottom="10.00pt"/>
    </style:style>
    <style:style style:name="P17" style:family="paragraph">
      <style:paragraph-properties fo:line-height="115.00%" fo:text-align="left" fo:margin-left="36.00pt" fo:text-indent="0.00pt" fo:margin-bottom="10.00pt"/>
    </style:style>
    <style:style style:name="P18" style:family="paragraph">
      <style:paragraph-properties fo:line-height="115.00%" fo:text-align="left" fo:margin-bottom="10.00pt"/>
    </style:style>
    <style:style style:name="P19" style:family="paragraph">
      <style:paragraph-properties fo:line-height="115.00%" fo:text-align="left" fo:margin-left="72.00pt" fo:text-indent="0.00pt" fo:margin-bottom="10.00pt"/>
    </style:style>
    <style:style style:name="P20" style:family="paragraph">
      <style:paragraph-properties fo:line-height="115.00%" fo:text-align="left" fo:margin-bottom="10.00pt"/>
    </style:style>
    <style:style style:name="P21" style:family="paragraph">
      <style:paragraph-properties fo:line-height="115.00%" fo:text-align="left" fo:margin-left="36.00pt" fo:text-indent="0.00pt" fo:margin-bottom="10.00pt"/>
    </style:style>
    <style:style style:name="P22" style:family="paragraph">
      <style:paragraph-properties fo:line-height="115.00%" fo:text-align="left" fo:margin-bottom="10.00pt"/>
    </style:style>
    <style:style style:name="P23" style:family="paragraph">
      <style:paragraph-properties fo:line-height="115.00%" fo:text-align="left" fo:margin-left="36.00pt" fo:text-indent="0.00pt" fo:margin-bottom="10.00pt"/>
    </style:style>
    <style:style style:name="P24" style:family="paragraph">
      <style:paragraph-properties fo:line-height="115.00%" fo:text-align="left" fo:margin-bottom="10.00pt"/>
    </style:style>
    <style:style style:name="P25" style:family="paragraph">
      <style:paragraph-properties fo:line-height="115.00%" fo:text-align="left" fo:margin-left="36.00pt" fo:text-indent="0.00pt" fo:margin-bottom="10.00pt"/>
    </style:style>
    <style:style style:name="P26" style:family="paragraph">
      <style:paragraph-properties fo:line-height="115.00%" fo:text-align="left" fo:margin-bottom="10.00pt"/>
    </style:style>
  </office:automatic-styles>
  <office:body>
    <office:text>
      <text:p text:style-name="P1"><text:span text:style-name="T1">Python OOPs Assignment</text:span></text:p>
      <text:p text:style-name="P1"><text:span text:style-name="T1">support@intellipaat.com +91-7022374614 US: 1-800-216-8930 (Toll-Free)</text:span></text:p>
      <text:p text:style-name="P2"><text:span text:style-name="T2">Assignment Questions</text:span></text:p>
      <text:p text:style-name="P2"><text:span text:style-name="T3">Q1. Write a Python program to demonstrate multiple inheritance. </text:span></text:p>
      <text:p text:style-name="P3"><text:span text:style-name="T3">1. Employee class has 3 data members EmployeeID, Gender (String), Salary and PerformanceRating(Out of 5) of type int. It has a get() function to get these details from the user.</text:span></text:p>
      <text:p text:style-name="P3"><text:span text:style-name="T4">Answer :</text:span></text:p>
      <text:p text:style-name="P4"><text:span text:style-name="T5">class Employee:</text:span></text:p>
      <text:p text:style-name="P4"><text:span text:style-name="T5"><text:s text:c="8"/>def get(self):</text:span></text:p>
      <text:p text:style-name="P4"><text:span text:style-name="T5"><text:s text:c="8"/>self.EmployeeID=input('Enter Employee ID')</text:span></text:p>
      <text:p text:style-name="P4"><text:span text:style-name="T5"><text:s text:c="8"/>self.Gender =input('Enter Gender')</text:span></text:p>
      <text:p text:style-name="P4"><text:span text:style-name="T5"><text:s text:c="8"/>self.Rating=int(input('PerformanceRating(Out of 5) '))</text:span></text:p>
      <text:p text:style-name="P4"><text:span text:style-name="T6"/></text:p>
      <text:p text:style-name="P4"><text:span text:style-name="T7">Obj=Employee()</text:span></text:p>
      <text:p text:style-name="P4"><text:span text:style-name="T7">Obj.get()</text:span></text:p>
      <text:p text:style-name="P5"><text:span text:style-name="T8"><text:s/>2. JoiningDetail class has a data member DateOfJoining of type Date and a function getDoJ to get the Date of joining of employees.</text:span></text:p>
      <text:p text:style-name="P5"><text:span text:style-name="T9">Answer:</text:span></text:p>
      <text:p text:style-name="P5"><text:span text:style-name="T9">class JoiningDetail():</text:span></text:p>
      <text:p text:style-name="P5"><text:span text:style-name="T9"><text:s text:c="4"/>def getDoJ(self):</text:span></text:p>
      <text:p text:style-name="P5"><text:span text:style-name="T9"><text:s text:c="8"/>self.DateOfJoining =input('Enter Date Of Joining(DD/MM/YYYY)<text:s text:c="2"/>:')</text:span></text:p>
      <text:p text:style-name="P5"><text:span text:style-name="T9">Obj=JoiningDetail()</text:span></text:p>
      <text:p text:style-name="P5"><text:span text:style-name="T9">Obj.getDoJ()</text:span></text:p>
      <text:p text:style-name="P5"><text:span text:style-name="T10">3. Information Class uses the marks from Employee class and the DateOfJoining date from the JoiningDetail class to calculate the top 3 Employees based on their Ratings and then Display, using readData,<text:s text:c="2"/>all the details on these employees in Ascending order of their Date Of Joining.</text:span></text:p>
      <text:p text:style-name="P5"><text:span text:style-name="T11">Answer:</text:span></text:p>
      <text:p text:style-name="P5"><text:span text:style-name="T11">class Employee:</text:span></text:p>
      <text:p text:style-name="P5"><text:span text:style-name="T11"><text:s text:c="4"/>def get(self):</text:span></text:p>
      <text:p text:style-name="P5"><text:span text:style-name="T11"><text:s text:c="8"/>self.EmployeeID=input('Enter Employee ID<text:s text:c="3"/>:')</text:span></text:p>
      <text:p text:style-name="P5"><text:span text:style-name="T11"><text:s text:c="8"/>self.Gender =input('Enter Gender<text:s text:c="2"/>:')</text:span></text:p>
      <text:p text:style-name="P5"><text:span text:style-name="T11"><text:s text:c="8"/>self.Salary =input('Enter Salary<text:s text:c="2"/>:')</text:span></text:p>
      <text:p text:style-name="P5"><text:span text:style-name="T11"><text:s text:c="8"/>self.Rating=int(input('PerformanceRating(Out of 5)<text:s text:c="2"/>: '))</text:span></text:p>
      <text:p text:style-name="P5"><text:span text:style-name="T11">class JoiningDetail():</text:span></text:p>
      <text:p text:style-name="P5"><text:span text:style-name="T11"><text:s text:c="4"/>def getDoJ(self):</text:span></text:p>
      <text:p text:style-name="P5"><text:span text:style-name="T11"><text:s text:c="8"/>self.DateOfJoining =input('Enter Date Of Joining(DD/MM/YYYY)<text:s text:c="2"/>:')</text:span></text:p>
      <text:p text:style-name="P5"><text:span text:style-name="T11">class Information(Employee,JoiningDetail):</text:span></text:p>
      <text:p text:style-name="P5"><text:span text:style-name="T11"><text:s text:c="4"/>def readData(self):</text:span></text:p>
      <text:p text:style-name="P5"><text:span text:style-name="T11"><text:s text:c="8"/>print(self.EmployeeID,self.Gender,self.Salary,self.Rating,self.DateOfJoining)</text:span></text:p>
      <text:p text:style-name="P5"><text:span text:style-name="T11">EmployeeList=[]</text:span></text:p>
      <text:p text:style-name="P5"><text:span text:style-name="T11">n=int(input('Enter the number of Employees<text:s text:c="3"/>:'))</text:span></text:p>
      <text:p text:style-name="P5"><text:span text:style-name="T11">for i in range(1,n+1):</text:span></text:p>
      <text:p text:style-name="P5"><text:span text:style-name="T11"><text:s text:c="4"/>Obj=Information()</text:span></text:p>
      <text:p text:style-name="P5"><text:span text:style-name="T11"><text:s text:c="4"/>EmployeeList.append(Obj)</text:span></text:p>
      <text:p text:style-name="P5"><text:span text:style-name="T11"><text:s text:c="4"/>Obj.get()</text:span></text:p>
      <text:p text:style-name="P5"><text:span text:style-name="T11"><text:s text:c="4"/>Obj.getDoJ()</text:span></text:p>
      <text:p text:style-name="P5"><text:span text:style-name="T11">sortedList=sorted(EmployeeList,key=lambda x: x.Rating, reverse=True)</text:span></text:p>
      <text:p text:style-name="P5"><text:span text:style-name="T11">sortedList=sortedList[0:3]</text:span></text:p>
      <text:p text:style-name="P5"><text:span text:style-name="T11">sortedList.sort(key=lambda x: x.DateOfJoining, reverse=False)</text:span></text:p>
      <text:p text:style-name="P5"><text:span text:style-name="T11">for i in range(0,len(sortedList)):</text:span></text:p>
      <text:p text:style-name="P5"><text:span text:style-name="T11"><text:s text:c="4"/>sortedList[i].readData()</text:span></text:p>
      <text:p text:style-name="P5"><text:span text:style-name="T11"><text:s text:c="4"/>if i&gt;1:</text:span></text:p>
      <text:p text:style-name="P5"><text:span text:style-name="T11"><text:s text:c="7"/>break</text:span></text:p>
      <text:p text:style-name="P6"><text:span text:style-name="T12">Q.2 Write a Python program to demonstrate Polymorphism. </text:span></text:p>
      <text:p text:style-name="P7"><text:span text:style-name="T12">1. Class Vehicle with a parameterized function Fare, that takes input value as fare and returns it to calling Objects.</text:span></text:p>
      <text:p text:style-name="P7"><text:span text:style-name="T12"><text:s/>2. Create five separate variables Bus, Car, Train, Truckand Ship that call the Fare function.</text:span></text:p>
      <text:p text:style-name="P7"><text:span text:style-name="T12"><text:s/>3. Use a third variable TotalFare to store the sum of fare for each Vehicle Type. </text:span></text:p>
      <text:p text:style-name="P7"><text:span text:style-name="T12">4. Print the TotalFare.</text:span></text:p>
      <text:p text:style-name="P7"><text:span text:style-name="T13">Answer :</text:span></text:p>
      <text:p text:style-name="P7"><text:span text:style-name="T13">class Vehicle:</text:span></text:p>
      <text:p text:style-name="P7"><text:span text:style-name="T13"><text:s text:c="4"/>def Fare(self):</text:span></text:p>
      <text:p text:style-name="P7"><text:span text:style-name="T13"><text:s text:c="8"/>self.fare =float(input('Enter Fare<text:s text:c="4"/>:'))</text:span></text:p>
      <text:p text:style-name="P7"><text:span text:style-name="T13">class Bus(Vehicle):</text:span></text:p>
      <text:p text:style-name="P7"><text:span text:style-name="T13"><text:s text:c="4"/>def Fare(self):</text:span></text:p>
      <text:p text:style-name="P7"><text:span text:style-name="T13"><text:s text:c="8"/>self.fare =float(input('Enter Bus Fare<text:s text:c="4"/>:'))</text:span></text:p>
      <text:p text:style-name="P7"><text:span text:style-name="T13">class Car(Vehicle):</text:span></text:p>
      <text:p text:style-name="P7"><text:span text:style-name="T13"><text:s text:c="4"/>def Fare(self):</text:span></text:p>
      <text:p text:style-name="P7"><text:span text:style-name="T13"><text:s text:c="8"/>self.fare =float(input('Enter Car Fare<text:s text:c="4"/>:'))</text:span></text:p>
      <text:p text:style-name="P7"><text:span text:style-name="T13">class Train(Vehicle):</text:span></text:p>
      <text:p text:style-name="P7"><text:span text:style-name="T13"><text:s text:c="4"/>def Fare(self):</text:span></text:p>
      <text:p text:style-name="P7"><text:span text:style-name="T13"><text:s text:c="8"/>self.fare =float(input('Enter Train Fare<text:s text:c="4"/>:'))</text:span></text:p>
      <text:p text:style-name="P7"><text:span text:style-name="T13">class TruckandShip(Vehicle):</text:span></text:p>
      <text:p text:style-name="P7"><text:span text:style-name="T13"><text:s text:c="4"/>def Fare(self):</text:span></text:p>
      <text:p text:style-name="P7"><text:span text:style-name="T13"><text:s text:c="8"/>self.fare =float(input('Enter TruckandShip Fare<text:s text:c="4"/>:'))</text:span></text:p>
      <text:p text:style-name="P7"><text:span text:style-name="T13">Bus=Bus()</text:span></text:p>
      <text:p text:style-name="P7"><text:span text:style-name="T13">Bus.Fare()</text:span></text:p>
      <text:p text:style-name="P7"><text:span text:style-name="T13">Car=Car()</text:span></text:p>
      <text:p text:style-name="P7"><text:span text:style-name="T13">Car.Fare()</text:span></text:p>
      <text:p text:style-name="P7"><text:span text:style-name="T13">Train=Train()</text:span></text:p>
      <text:p text:style-name="P7"><text:span text:style-name="T13">Train.Fare()</text:span></text:p>
      <text:p text:style-name="P7"><text:span text:style-name="T13">TruckandShip =TruckandShip()</text:span></text:p>
      <text:p text:style-name="P7"><text:span text:style-name="T13">TruckandShip.Fare()</text:span></text:p>
      <text:p text:style-name="P7"><text:span text:style-name="T13">TotalFare =Bus.fare+Car.fare+Train.fare+TruckandShip.fare</text:span></text:p>
      <text:p text:style-name="P7"><text:span text:style-name="T13">print('Total Fare',TotalFare)</text:span></text:p>
      <text:p text:style-name="P7"><text:span text:style-name="T14"/></text:p>
      <text:p text:style-name="P8"><text:span text:style-name="T15">Q3. For a given linked list shown below, perform the following operations.</text:span></text:p>
      <text:p text:style-name="P9"><text:span text:style-name="T15">10 20 30 40 50 60 70 80</text:span></text:p>
      <text:p text:style-name="P10"><text:span text:style-name="T15">1. Insert the elements - 5 in the beginning of the linked list, 90 at the end of the linked list, and 45 before 50 in the linked list. </text:span></text:p>
      <text:p text:style-name="P10"><text:span text:style-name="T15">2. Delete the element - 40 from the linked list. </text:span></text:p>
      <text:p text:style-name="P10"><text:span text:style-name="T15">3. Updating the value of the element - update 50 to 55 </text:span></text:p>
      <text:p text:style-name="P10"><text:span text:style-name="T15">4. Search for the element - 30 using linear search, should return True if found. </text:span></text:p>
      <text:p text:style-name="P10"><text:span text:style-name="T15">5. Sort the given linked list in ascending order</text:span></text:p>
      <text:p text:style-name="P10"><text:span text:style-name="T16">Answer:</text:span></text:p>
      <text:p text:style-name="P10"><text:span text:style-name="T16">#For a given linked list shown below, perform the following operations.</text:span></text:p>
      <text:p text:style-name="P10"><text:span text:style-name="T16">LinkedList=[10,20,30,40,50,60,70,80]</text:span></text:p>
      <text:p text:style-name="P10"><text:span text:style-name="T16">#Insert the elements - 5 in the beginning of the linked list, 90 at the end of the linked list, and 45 before 50 in the linked list. </text:span></text:p>
      <text:p text:style-name="P10"><text:span text:style-name="T16">LinkedList.insert(0,5)</text:span></text:p>
      <text:p text:style-name="P10"><text:span text:style-name="T16">print(LinkedList)</text:span></text:p>
      <text:p text:style-name="P10"><text:span text:style-name="T16">#Delete the element - 40 from the linked list. </text:span></text:p>
      <text:p text:style-name="P10"><text:span text:style-name="T16">LinkedList.remove(40)</text:span></text:p>
      <text:p text:style-name="P10"><text:span text:style-name="T16">print(LinkedList)</text:span></text:p>
      <text:p text:style-name="P10"><text:span text:style-name="T17"/></text:p>
      <text:p text:style-name="P10"><text:span text:style-name="T18">#Updating the value of the element - update 50 to 55 </text:span></text:p>
      <text:p text:style-name="P10"><text:span text:style-name="T18">for i in range(0,len(LinkedList)):</text:span></text:p>
      <text:p text:style-name="P10"><text:span text:style-name="T18"><text:s text:c="4"/>if LinkedList[i] == 50:</text:span></text:p>
      <text:p text:style-name="P10"><text:span text:style-name="T18"><text:s text:c="8"/>LinkedList[i] = 55;</text:span></text:p>
      <text:p text:style-name="P10"><text:span text:style-name="T18">print(LinkedList);</text:span></text:p>
      <text:p text:style-name="P10"><text:span text:style-name="T18">#Search for the element - 30 using linear search, should return True if found. </text:span></text:p>
      <text:p text:style-name="P10"><text:span text:style-name="T18">for i in range(0,<text:s text:c="2"/>len(LinkedList)):<text:s text:c="2"/></text:span></text:p>
      <text:p text:style-name="P10"><text:span text:style-name="T18"><text:s text:c="8"/>if (LinkedList[i] == 30):<text:s text:c="2"/></text:span></text:p>
      <text:p text:style-name="P10"><text:span text:style-name="T18"><text:s text:c="12"/>print(True)</text:span></text:p>
      <text:p text:style-name="P10"><text:span text:style-name="T18"><text:s text:c="12"/>break</text:span></text:p>
      <text:p text:style-name="P10"><text:span text:style-name="T18">#Sort the given linked list in ascending order</text:span></text:p>
      <text:p text:style-name="P10"><text:span text:style-name="T18">LinkedList.sort()</text:span></text:p>
      <text:p text:style-name="P10"><text:span text:style-name="T18">print(LinkedList)</text:span></text:p>
      <text:p text:style-name="P11"><text:span text:style-name="T19">Q4. For a given binary tree, Perform the following operations.</text:span></text:p>
      <text:p text:style-name="P12"><text:span text:style-name="T19">1. Implement the binary tree using python </text:span></text:p>
      <text:p text:style-name="P12"><text:span text:style-name="T19">2. Insert the value - 7 in the binary tree.</text:span></text:p>
      <text:p text:style-name="P12"><text:span text:style-name="T19"><text:s/>3. Delete the value in the binary tree<text:s text:c="2"/>- 3 from thebinary tree.</text:span></text:p>
      <text:p text:style-name="P12"><text:span text:style-name="T20">Answer:</text:span></text:p>
      <text:p text:style-name="P12"><text:span text:style-name="T20"># Creating binary tree </text:span></text:p>
      <text:p text:style-name="P12"><text:span text:style-name="T20"># from given list</text:span></text:p>
      <text:p text:style-name="P12"><text:span text:style-name="T20">from binarytree import build,Node </text:span></text:p>
      <text:p text:style-name="P12"><text:span text:style-name="T20"># List of nodes</text:span></text:p>
      <text:p text:style-name="P12"><text:span text:style-name="T20">nodes =[4,3,5,0,2,1]</text:span></text:p>
      <text:p text:style-name="P12"><text:span text:style-name="T20"># Building the binary tree</text:span></text:p>
      <text:p text:style-name="P12"><text:span text:style-name="T20">binary_tree = build(nodes)</text:span></text:p>
      <text:p text:style-name="P12"><text:span text:style-name="T20">print('Binary tree from list :\n',</text:span></text:p>
      <text:p text:style-name="P12"><text:span text:style-name="T20"><text:s text:c="6"/>binary_tree)</text:span></text:p>
      <text:p text:style-name="P12"><text:span text:style-name="T20"># Getting list of nodes from</text:span></text:p>
      <text:p text:style-name="P12"><text:span text:style-name="T20"># binarytree</text:span></text:p>
      <text:p text:style-name="P12"><text:span text:style-name="T20">print('\nList from binary tree :', </text:span></text:p>
      <text:p text:style-name="P12"><text:span text:style-name="T20"><text:s text:c="6"/>binary_tree.values)</text:span></text:p>
      <text:p text:style-name="P12"><text:span text:style-name="T20">binary_tree.right.right = Node(7)</text:span></text:p>
      <text:p text:style-name="P12"><text:span text:style-name="T20">print('Binary tree from list After adding 7<text:s text:c="2"/>:\n',</text:span></text:p>
      <text:p text:style-name="P12"><text:span text:style-name="T20"><text:s text:c="6"/>binary_tree)</text:span></text:p>
      <text:p text:style-name="P12"><text:span text:style-name="T20">binary_tree.left = None</text:span></text:p>
      <text:p text:style-name="P12"><text:span text:style-name="T20">print('Binary tree from list after deleting 3 :\n',</text:span></text:p>
      <text:p text:style-name="P12"><text:span text:style-name="T20"><text:s text:c="6"/>binary_tree)</text:span></text:p>
      <text:p text:style-name="P13"><text:span text:style-name="T21">Q5. For a given weighted graph shown with the help of a dictionary, perform the following operations.</text:span></text:p>
      <text:p text:style-name="P14"><text:span text:style-name="T21">1. Implement the graph using python. </text:span></text:p>
      <text:p text:style-name="P14"><text:span text:style-name="T21">2. Perform a BFS and DFS for the graph.</text:span></text:p>
      <text:p text:style-name="P14"><text:span text:style-name="T21">Answer</text:span></text:p>
      <text:p text:style-name="P15"><text:span text:style-name="T22">from queue import Queue</text:span></text:p>
      <text:p text:style-name="P15"><text:span text:style-name="T22">class graph:</text:span></text:p>
      <text:p text:style-name="P15"><text:span text:style-name="T22"><text:s text:c="4"/>def __init__(self,nodes):</text:span></text:p>
      <text:p text:style-name="P15"><text:span text:style-name="T22"><text:s text:c="8"/>self.nodes=nodes</text:span></text:p>
      <text:p text:style-name="P15"><text:span text:style-name="T22"><text:s text:c="8"/>self.adj_adjlst={}</text:span></text:p>
      <text:p text:style-name="P15"><text:span text:style-name="T22"><text:s text:c="8"/>for node in nodes:</text:span></text:p>
      <text:p text:style-name="P15"><text:span text:style-name="T22"><text:s text:c="12"/>self.adj_adjlst[node]=[]</text:span></text:p>
      <text:p text:style-name="P15"><text:span text:style-name="T22"><text:s text:c="4"/>def printgraph(self):</text:span></text:p>
      <text:p text:style-name="P15"><text:span text:style-name="T22"><text:s text:c="8"/>#print(self.adj_adjlst)</text:span></text:p>
      <text:p text:style-name="P15"><text:span text:style-name="T22"><text:s text:c="8"/>for i in self.adj_adjlst:</text:span></text:p>
      <text:p text:style-name="P15"><text:span text:style-name="T22"><text:s text:c="10"/>print(i,' : ',self.adj_adjlst[i])<text:s text:c="2"/></text:span></text:p>
      <text:p text:style-name="P15"><text:span text:style-name="T22"><text:s text:c="4"/>#<text:s text:c="4"/>addedges(self,fromnode,tonode,weight)<text:s text:c="4"/></text:span></text:p>
      <text:p text:style-name="P15"><text:span text:style-name="T22"><text:s text:c="4"/>def addedges(self,v,u,w):</text:span></text:p>
      <text:p text:style-name="P15"><text:span text:style-name="T22"><text:s text:c="8"/>if v not in self.nodes:</text:span></text:p>
      <text:p text:style-name="P15"><text:span text:style-name="T22"><text:s text:c="12"/>print('Node ',v, ' Not Found')</text:span></text:p>
      <text:p text:style-name="P15"><text:span text:style-name="T22"><text:s text:c="8"/>elif u not in self.nodes:</text:span></text:p>
      <text:p text:style-name="P15"><text:span text:style-name="T22"><text:s text:c="12"/>print('Node ',u,' Not Found')</text:span></text:p>
      <text:p text:style-name="P15"><text:span text:style-name="T22"><text:s text:c="8"/>else:</text:span></text:p>
      <text:p text:style-name="P15"><text:span text:style-name="T22"><text:s text:c="12"/>if [u,w] not in self.adj_adjlst[v]:</text:span></text:p>
      <text:p text:style-name="P15"><text:span text:style-name="T22"><text:s text:c="16"/>self.adj_adjlst[v].append([u,w])</text:span></text:p>
      <text:p text:style-name="P15"><text:span text:style-name="T22"><text:s text:c="4"/>def BFS(self,):</text:span></text:p>
      <text:p text:style-name="P15"><text:span text:style-name="T22"><text:s text:c="8"/>visited={}</text:span></text:p>
      <text:p text:style-name="P15"><text:span text:style-name="T22"><text:s text:c="8"/>level={}</text:span></text:p>
      <text:p text:style-name="P15"><text:span text:style-name="T22"><text:s text:c="8"/>parent={}</text:span></text:p>
      <text:p text:style-name="P15"><text:span text:style-name="T22"><text:s text:c="8"/>que=Queue()</text:span></text:p>
      <text:p text:style-name="P15"><text:span text:style-name="T22"><text:s text:c="8"/>bfs_output=[]</text:span></text:p>
      <text:p text:style-name="P15"><text:span text:style-name="T22"><text:s text:c="8"/>for node in self.adj_adjlst.keys():</text:span></text:p>
      <text:p text:style-name="P15"><text:span text:style-name="T22"><text:s text:c="12"/>visited[node]=False</text:span></text:p>
      <text:p text:style-name="P15"><text:span text:style-name="T22"><text:s text:c="12"/>level[node]=0</text:span></text:p>
      <text:p text:style-name="P15"><text:span text:style-name="T22"><text:s text:c="12"/>parent[node]=None</text:span></text:p>
      <text:p text:style-name="P15"><text:span text:style-name="T22"><text:s text:c="16"/></text:span></text:p>
      <text:p text:style-name="P15"><text:span text:style-name="T22"><text:s text:c="8"/>s=1</text:span></text:p>
      <text:p text:style-name="P15"><text:span text:style-name="T22"><text:s text:c="8"/>visited[1]=True</text:span></text:p>
      <text:p text:style-name="P15"><text:span text:style-name="T22"><text:s text:c="8"/>level[1]=0</text:span></text:p>
      <text:p text:style-name="P15"><text:span text:style-name="T22"><text:s text:c="8"/>que.put(1)</text:span></text:p>
      <text:p text:style-name="P15"><text:span text:style-name="T22"><text:s text:c="8"/>bfs_output.append(1)</text:span></text:p>
      <text:p text:style-name="P15"><text:span text:style-name="T22"><text:s text:c="8"/>while<text:s text:c="2"/>not que.empty():</text:span></text:p>
      <text:p text:style-name="P15"><text:span text:style-name="T22"><text:s text:c="12"/>u=que.get()</text:span></text:p>
      <text:p text:style-name="P15"><text:span text:style-name="T22"><text:s text:c="12"/>visited[u]=True</text:span></text:p>
      <text:p text:style-name="P15"><text:span text:style-name="T22"><text:s text:c="12"/>for i in self.adj_adjlst[u]:</text:span></text:p>
      <text:p text:style-name="P15"><text:span text:style-name="T22"><text:s text:c="16"/>if not visited[i[0]]:</text:span></text:p>
      <text:p text:style-name="P15"><text:span text:style-name="T22"><text:s text:c="20"/>bfs_output.append(i[0])</text:span></text:p>
      <text:p text:style-name="P15"><text:span text:style-name="T22"><text:s text:c="20"/>parent[i[0]]=u</text:span></text:p>
      <text:p text:style-name="P15"><text:span text:style-name="T22"><text:s text:c="20"/>level[i[0]]=level[i[0]]+i[1]</text:span></text:p>
      <text:p text:style-name="P15"><text:span text:style-name="T22"><text:s text:c="20"/>que.put(i[0])</text:span></text:p>
      <text:p text:style-name="P15"><text:span text:style-name="T22"><text:s text:c="16"/></text:span></text:p>
      <text:p text:style-name="P15"><text:span text:style-name="T22"><text:s text:c="8"/>print(bfs_output)</text:span></text:p>
      <text:p text:style-name="P15"><text:span text:style-name="T22"><text:s text:c="4"/></text:span></text:p>
      <text:p text:style-name="P15"><text:span text:style-name="T22"><text:s text:c="4"/>def dfs(self,node,visited):</text:span></text:p>
      <text:p text:style-name="P15"><text:span text:style-name="T22"><text:s text:c="7"/>if node not in visited:</text:span></text:p>
      <text:p text:style-name="P15"><text:span text:style-name="T22"><text:s text:c="12"/>print (node)</text:span></text:p>
      <text:p text:style-name="P15"><text:span text:style-name="T22"><text:s text:c="12"/>visited.append(node)</text:span></text:p>
      <text:p text:style-name="P15"><text:span text:style-name="T22"><text:s text:c="12"/>for neighbour in self.adj_adjlst[node]:</text:span></text:p>
      <text:p text:style-name="P15"><text:span text:style-name="T22"><text:s text:c="16"/>self.dfs(neighbour[0],visited)</text:span></text:p>
      <text:p text:style-name="P15"><text:span text:style-name="T22">nodes=[1,2,3,4]<text:s text:c="3"/></text:span></text:p>
      <text:p text:style-name="P15"><text:span text:style-name="T22">g=graph(nodes)</text:span></text:p>
      <text:p text:style-name="P15"><text:span text:style-name="T22">g.addedges(1,2,4)</text:span></text:p>
      <text:p text:style-name="P15"><text:span text:style-name="T22">g.addedges(1,3,3)</text:span></text:p>
      <text:p text:style-name="P15"><text:span text:style-name="T22">g.addedges(1,4,5)</text:span></text:p>
      <text:p text:style-name="P15"><text:span text:style-name="T22">g.addedges(3,2,2)</text:span></text:p>
      <text:p text:style-name="P15"><text:span text:style-name="T22">g.printgraph()</text:span></text:p>
      <text:p text:style-name="P15"><text:span text:style-name="T22">g.BFS()</text:span></text:p>
      <text:p text:style-name="P15"><text:span text:style-name="T22">visited=[]</text:span></text:p>
      <text:p text:style-name="P15"><text:span text:style-name="T22">g.dfs(1,visited)</text:span></text:p>
      <text:p text:style-name="P16"><text:span text:style-name="T23"/></text:p>
      <text:p text:style-name="P16"><text:span text:style-name="T23">Q6. Show a basic implementation of abstraction in python using the abstract classes. </text:span></text:p>
      <text:p text:style-name="P17"><text:span text:style-name="T23">1. Create an abstract class in python.</text:span></text:p>
      <text:p text:style-name="P17"><text:span text:style-name="T23">2. Implement abstraction with the other classes and base class as abstract class.</text:span></text:p>
      <text:p text:style-name="P17"><text:span text:style-name="T24">Answer.</text:span></text:p>
      <text:p text:style-name="P17"><text:span text:style-name="T24">#Show a basic implementation of abstraction in python using the abstract classes. </text:span></text:p>
      <text:p text:style-name="P17"><text:span text:style-name="T24">from abc import ABC<text:s text:c="3"/></text:span></text:p>
      <text:p text:style-name="P17"><text:span text:style-name="T24">class Car(ABC):<text:s text:c="3"/></text:span></text:p>
      <text:p text:style-name="P17"><text:span text:style-name="T24"><text:s text:c="4"/>def mileage(self):<text:s text:c="3"/></text:span></text:p>
      <text:p text:style-name="P17"><text:span text:style-name="T24"><text:s text:c="8"/>pass<text:s text:c="3"/></text:span></text:p>
      <text:p text:style-name="P17"><text:span text:style-name="T24">class Tesla(Car):<text:s text:c="3"/></text:span></text:p>
      <text:p text:style-name="P17"><text:span text:style-name="T24"><text:s text:c="4"/>def mileage(self):<text:s text:c="3"/></text:span></text:p>
      <text:p text:style-name="P17"><text:span text:style-name="T24"><text:s text:c="8"/>print("The mileage is 30kmph")<text:s text:c="3"/></text:span></text:p>
      <text:p text:style-name="P17"><text:span text:style-name="T24">class Suzuki(Car):<text:s text:c="3"/></text:span></text:p>
      <text:p text:style-name="P17"><text:span text:style-name="T24"><text:s text:c="4"/>def mileage(self):<text:s text:c="3"/></text:span></text:p>
      <text:p text:style-name="P17"><text:span text:style-name="T24"><text:s text:c="8"/>print("The mileage is 25kmph ")<text:s text:c="3"/></text:span></text:p>
      <text:p text:style-name="P17"><text:span text:style-name="T24">class Duster(Car):<text:s text:c="3"/></text:span></text:p>
      <text:p text:style-name="P17"><text:span text:style-name="T24"><text:s text:c="5"/>def mileage(self):<text:s text:c="3"/></text:span></text:p>
      <text:p text:style-name="P17"><text:span text:style-name="T24"><text:s text:c="10"/>print("The mileage is 24kmph ")<text:s text:c="4"/></text:span></text:p>
      <text:p text:style-name="P17"><text:span text:style-name="T24">class Renault(Car):<text:s text:c="3"/></text:span></text:p>
      <text:p text:style-name="P17"><text:span text:style-name="T24"><text:s text:c="4"/>def mileage(self):<text:s text:c="3"/></text:span></text:p>
      <text:p text:style-name="P17"><text:span text:style-name="T24"><text:s text:c="12"/>print("The mileage is 27kmph ")<text:s text:c="6"/></text:span></text:p>
      <text:p text:style-name="P17"><text:span text:style-name="T24">t= Tesla ()<text:s text:c="3"/></text:span></text:p>
      <text:p text:style-name="P17"><text:span text:style-name="T24">t.mileage()<text:s text:c="3"/></text:span></text:p>
      <text:p text:style-name="P17"><text:span text:style-name="T24">r = Renault()<text:s text:c="3"/></text:span></text:p>
      <text:p text:style-name="P17"><text:span text:style-name="T24">r.mileage()<text:s text:c="3"/></text:span></text:p>
      <text:p text:style-name="P17"><text:span text:style-name="T24">s = Suzuki()<text:s text:c="3"/></text:span></text:p>
      <text:p text:style-name="P17"><text:span text:style-name="T24">s.mileage()<text:s text:c="3"/></text:span></text:p>
      <text:p text:style-name="P17"><text:span text:style-name="T24">d = Duster()<text:s text:c="3"/></text:span></text:p>
      <text:p text:style-name="P17"><text:span text:style-name="T24">d.mileage()<text:s text:c="2"/></text:span></text:p>
      <text:p text:style-name="P17"><text:span text:style-name="T25"/></text:p>
      <text:p text:style-name="P18"><text:span text:style-name="T26">Q7. Create a program in python to demonstrate Polymorphism.</text:span></text:p>
      <text:p text:style-name="P18"><text:span text:style-name="T26"><text:tab/> 1. Make use of private and protected members using python name mangling techniques.</text:span></text:p>
      <text:p text:style-name="P18"><text:span text:style-name="T27">Answer:</text:span></text:p>
      <text:p text:style-name="P18"><text:span text:style-name="T27">class Cat:</text:span></text:p>
      <text:p text:style-name="P18"><text:span text:style-name="T27"><text:s text:c="4"/>def __init__(self, name, age):</text:span></text:p>
      <text:p text:style-name="P18"><text:span text:style-name="T27"><text:s text:c="8"/>self.name = name</text:span></text:p>
      <text:p text:style-name="P18"><text:span text:style-name="T27"><text:s text:c="8"/>self.__age = age</text:span></text:p>
      <text:p text:style-name="P18"><text:span text:style-name="T27"><text:s text:c="4"/>def info(self):</text:span></text:p>
      <text:p text:style-name="P18"><text:span text:style-name="T27"><text:s text:c="8"/>print(f"I am a cat. My name is {self.name}. I am {self.__age} years old.")</text:span></text:p>
      <text:p text:style-name="P18"><text:span text:style-name="T27"><text:s text:c="4"/>def make_sound(self):</text:span></text:p>
      <text:p text:style-name="P18"><text:span text:style-name="T27"><text:s text:c="8"/>print("Meow")</text:span></text:p>
      <text:p text:style-name="P18"><text:span text:style-name="T27">class Dog:</text:span></text:p>
      <text:p text:style-name="P18"><text:span text:style-name="T27"><text:s text:c="4"/>def __init__(self, name, age):</text:span></text:p>
      <text:p text:style-name="P18"><text:span text:style-name="T27"><text:s text:c="8"/>self.name = name</text:span></text:p>
      <text:p text:style-name="P18"><text:span text:style-name="T27"><text:s text:c="8"/>self._age = age</text:span></text:p>
      <text:p text:style-name="P18"><text:span text:style-name="T27"><text:s text:c="4"/>def info(self):</text:span></text:p>
      <text:p text:style-name="P18"><text:span text:style-name="T27"><text:s text:c="8"/>print(f"I am a dog. My name is {self.name}. I am {self._age} years old.")</text:span></text:p>
      <text:p text:style-name="P18"><text:span text:style-name="T27"><text:s text:c="4"/>def make_sound(self):</text:span></text:p>
      <text:p text:style-name="P18"><text:span text:style-name="T27"><text:s text:c="8"/>print("Bark")</text:span></text:p>
      <text:p text:style-name="P18"><text:span text:style-name="T27">cat1 = Cat("Kitty", 2.5)</text:span></text:p>
      <text:p text:style-name="P18"><text:span text:style-name="T27">dog1 = Dog("Fluffy", 4)</text:span></text:p>
      <text:p text:style-name="P18"><text:span text:style-name="T27">for animal in (cat1, dog1):</text:span></text:p>
      <text:p text:style-name="P18"><text:span text:style-name="T27"><text:s text:c="4"/>animal.make_sound()</text:span></text:p>
      <text:p text:style-name="P18"><text:span text:style-name="T27"><text:s text:c="4"/>animal.info()</text:span></text:p>
      <text:p text:style-name="P18"><text:span text:style-name="T27"><text:s text:c="4"/>animal.make_sound()</text:span></text:p>
      <text:p text:style-name="P18"><text:span text:style-name="T27">print('protected variable:',dog1._age)#protected variable</text:span></text:p>
      <text:p text:style-name="P18"><text:span text:style-name="T27">print('private variable',cat1.__age)#private variable</text:span></text:p>
      <text:p text:style-name="P18"><text:span text:style-name="T28">Q8. Given a list of 50 natural numbers from 1-50. Create a function that will take every element from the list and return the square of each element. Use the python map and filter methods to implement the function on the given list.</text:span></text:p>
      <text:p text:style-name="P18"><text:span text:style-name="T29">Answer:</text:span></text:p>
      <text:p text:style-name="P19"><text:span text:style-name="T29">#the function on the given list.</text:span></text:p>
      <text:p text:style-name="P19"><text:span text:style-name="T29">s=[]</text:span></text:p>
      <text:p text:style-name="P19"><text:span text:style-name="T29">for i in range(1,50+1):</text:span></text:p>
      <text:p text:style-name="P19"><text:span text:style-name="T29"><text:s text:c="4"/>s.append(i)</text:span></text:p>
      <text:p text:style-name="P19"><text:span text:style-name="T29">print(s)</text:span></text:p>
      <text:p text:style-name="P19"><text:span text:style-name="T30"/></text:p>
      <text:p text:style-name="P19"><text:span text:style-name="T31">result = list(map(lambda x: x *x, s))</text:span></text:p>
      <text:p text:style-name="P19"><text:span text:style-name="T31">print(result)</text:span></text:p>
      <text:p text:style-name="P20"><text:span text:style-name="T32">Q9. Create a class, Triangle. Its init() method should take self, angle1, angle2, and angle3 as arguments.</text:span></text:p>
      <text:p text:style-name="P20"><text:span text:style-name="T33">Answer:</text:span></text:p>
      <text:p text:style-name="P21"><text:span text:style-name="T33">class Triangle:</text:span></text:p>
      <text:p text:style-name="P21"><text:span text:style-name="T33"><text:s text:c="4"/>def __init__(self,angle1,angle2,angle3):</text:span></text:p>
      <text:p text:style-name="P21"><text:span text:style-name="T33"><text:s text:c="8"/>pass;</text:span></text:p>
      <text:p text:style-name="P21"><text:span text:style-name="T33">tri=Triangle(10,3,2)</text:span></text:p>
      <text:p text:style-name="P22"><text:span text:style-name="T34">Q10. Create a class variable named number_of_sides and set it equal to 3.</text:span></text:p>
      <text:p text:style-name="P22"><text:span text:style-name="T35">Answer:</text:span></text:p>
      <text:p text:style-name="P23"><text:span text:style-name="T35">class Triangle:</text:span></text:p>
      <text:p text:style-name="P23"><text:span text:style-name="T35"><text:s text:c="4"/>def __init__(self,angle1,angle2,angle3):</text:span></text:p>
      <text:p text:style-name="P23"><text:span text:style-name="T35"><text:s text:c="8"/>self.number_of_sides=3</text:span></text:p>
      <text:p text:style-name="P23"><text:span text:style-name="T35">tri=Triangle(10,3,2)</text:span></text:p>
      <text:p text:style-name="P24"><text:span text:style-name="T36">Q11. Create a method named check_angles. The sum of a triangle's three angles should return True if the sum is equal to 180, and False otherwise. The method should print whether the angles belong to a triangle or not.</text:span></text:p>
      <text:p text:style-name="P25"><text:span text:style-name="T36">11.1 Write methods to verify if the triangle is an acute triangle or obtuse triangle. </text:span></text:p>
      <text:p text:style-name="P25"><text:span text:style-name="T36">11.2 Create an instance of the triangle class and call all the defined methods. </text:span></text:p>
      <text:p text:style-name="P25"><text:span text:style-name="T36">11.3 Create three child classes of triangle class - isosceles_triangle, right_triangle and equilateral_triangle.</text:span></text:p>
      <text:p text:style-name="P25"><text:span text:style-name="T36"><text:s/>11.4 Define methods which check for their properties.</text:span></text:p>
      <text:p text:style-name="P25"><text:span text:style-name="T37"/></text:p>
      <text:p text:style-name="P25"><text:span text:style-name="T38">Answer:</text:span></text:p>
      <text:p text:style-name="P25"><text:span text:style-name="T38">#Q11. Create a method named check_angles. The sum of a triangle's three angles should return True if the sum is equal to 180, and False otherwise. The method should print whether the angles belong to a triangle or not.</text:span></text:p>
      <text:p text:style-name="P25"><text:span text:style-name="T38">class Triangle:</text:span></text:p>
      <text:p text:style-name="P25"><text:span text:style-name="T38"><text:s text:c="4"/>def __init__(self,angle1,angle2,angle3):</text:span></text:p>
      <text:p text:style-name="P25"><text:span text:style-name="T38"><text:s text:c="8"/>self.angle1=angle1</text:span></text:p>
      <text:p text:style-name="P25"><text:span text:style-name="T38"><text:s text:c="8"/>self.angle2=angle2</text:span></text:p>
      <text:p text:style-name="P25"><text:span text:style-name="T38"><text:s text:c="8"/>self.angle3=angle3</text:span></text:p>
      <text:p text:style-name="P25"><text:span text:style-name="T38"><text:s text:c="8"/>self.number_of_sides=3</text:span></text:p>
      <text:p text:style-name="P25"><text:span text:style-name="T38"><text:s text:c="4"/>def check_angles(self):</text:span></text:p>
      <text:p text:style-name="P25"><text:span text:style-name="T38"><text:s text:c="8"/>sum1=self.angle1+self.angle2+self.angle3</text:span></text:p>
      <text:p text:style-name="P25"><text:span text:style-name="T38"><text:s text:c="8"/>if (sum1==180):</text:span></text:p>
      <text:p text:style-name="P25"><text:span text:style-name="T38"><text:s text:c="12"/>print('It is a triangle')</text:span></text:p>
      <text:p text:style-name="P25"><text:span text:style-name="T38"><text:s text:c="12"/>return True</text:span></text:p>
      <text:p text:style-name="P25"><text:span text:style-name="T38"><text:s text:c="8"/>else:</text:span></text:p>
      <text:p text:style-name="P25"><text:span text:style-name="T38"><text:s text:c="12"/>print('It is not a triangle') </text:span></text:p>
      <text:p text:style-name="P25"><text:span text:style-name="T38"><text:s text:c="12"/>return False</text:span></text:p>
      <text:p text:style-name="P25"><text:span text:style-name="T38"><text:s text:c="4"/>def triangletype(self):</text:span></text:p>
      <text:p text:style-name="P25"><text:span text:style-name="T38"><text:s text:c="8"/>if self.check_angles():</text:span></text:p>
      <text:p text:style-name="P25"><text:span text:style-name="T38"><text:s text:c="12"/>if self.angle1&gt;90 or self.angle2&gt;90 or self.angle3&gt;90:</text:span></text:p>
      <text:p text:style-name="P25"><text:span text:style-name="T38"><text:s text:c="16"/>print('The Triangle is Obtuse')</text:span></text:p>
      <text:p text:style-name="P25"><text:span text:style-name="T38"><text:s text:c="12"/>elif self.angle1==90 or self.angle2==90 or self.angle3==90:</text:span></text:p>
      <text:p text:style-name="P25"><text:span text:style-name="T38"><text:s text:c="16"/>print('The Triangle is Right Angle')</text:span></text:p>
      <text:p text:style-name="P25"><text:span text:style-name="T38"><text:s text:c="12"/>elif self.angle1&lt;90 and self.angle2&lt;90 and self.angle3&lt;90:</text:span></text:p>
      <text:p text:style-name="P25"><text:span text:style-name="T38"><text:s text:c="16"/>print('The Triangle is Acute')</text:span></text:p>
      <text:p text:style-name="P25"><text:span text:style-name="T38">#Create three child classes of triangle class - Create three child classes of triangle class - isosceles_triangle,</text:span></text:p>
      <text:p text:style-name="P25"><text:span text:style-name="T38">#right_triangle and equilateral_triangle, right_triangle and equilateral_triangle</text:span></text:p>
      <text:p text:style-name="P25"><text:span text:style-name="T38">class isosceles_triangle(Triangle):</text:span></text:p>
      <text:p text:style-name="P25"><text:span text:style-name="T38"><text:s text:c="4"/>def isosceles_trianglechk(self):</text:span></text:p>
      <text:p text:style-name="P25"><text:span text:style-name="T38"><text:s text:c="8"/>if self.angle1==self.angle2 or self.angle1==self.angle3 or self.angle2==self.angle3:</text:span></text:p>
      <text:p text:style-name="P25"><text:span text:style-name="T38"><text:s text:c="12"/>print('The Triangle is isosceles_triangle')</text:span></text:p>
      <text:p text:style-name="P25"><text:span text:style-name="T38"><text:s text:c="12"/>return True</text:span></text:p>
      <text:p text:style-name="P25"><text:span text:style-name="T38"><text:s text:c="8"/>else:</text:span></text:p>
      <text:p text:style-name="P25"><text:span text:style-name="T38"><text:s text:c="12"/>print('The Triangle is Not isosceles_triangle')</text:span></text:p>
      <text:p text:style-name="P25"><text:span text:style-name="T38"><text:s text:c="12"/>return False</text:span></text:p>
      <text:p text:style-name="P25"><text:span text:style-name="T38"><text:s text:c="8"/></text:span></text:p>
      <text:p text:style-name="P25"><text:span text:style-name="T38">class right_triangle(Triangle):</text:span></text:p>
      <text:p text:style-name="P25"><text:span text:style-name="T38"><text:s text:c="4"/>def right_trianglechk(self):</text:span></text:p>
      <text:p text:style-name="P25"><text:span text:style-name="T38"><text:s text:c="8"/>if self.angle1==90 or self.angle2==90 or self.angle3==90:</text:span></text:p>
      <text:p text:style-name="P25"><text:span text:style-name="T38"><text:s text:c="12"/>print('The Triangle is right_triangle')</text:span></text:p>
      <text:p text:style-name="P25"><text:span text:style-name="T38"><text:s text:c="12"/>return True</text:span></text:p>
      <text:p text:style-name="P25"><text:span text:style-name="T38"><text:s text:c="8"/>else:</text:span></text:p>
      <text:p text:style-name="P25"><text:span text:style-name="T38"><text:s text:c="12"/>print('The Triangle is Not right_triangle')</text:span></text:p>
      <text:p text:style-name="P25"><text:span text:style-name="T38"><text:s text:c="12"/>return False</text:span></text:p>
      <text:p text:style-name="P25"><text:span text:style-name="T38">class equilateral_triangle(Triangle):</text:span></text:p>
      <text:p text:style-name="P25"><text:span text:style-name="T38"><text:s text:c="5"/>def equilateral_trianglechk(self):</text:span></text:p>
      <text:p text:style-name="P25"><text:span text:style-name="T38"><text:s text:c="8"/>if self.angle1==60 and self.angle2==60 and self.angle3==60:</text:span></text:p>
      <text:p text:style-name="P25"><text:span text:style-name="T38"><text:s text:c="12"/>print('The Triangle is equilateral_triangle')</text:span></text:p>
      <text:p text:style-name="P25"><text:span text:style-name="T38"><text:s text:c="12"/>return True</text:span></text:p>
      <text:p text:style-name="P25"><text:span text:style-name="T38"><text:s text:c="8"/>else:</text:span></text:p>
      <text:p text:style-name="P25"><text:span text:style-name="T38"><text:s text:c="12"/>print('The Triangle is Not equilateral_triangle')</text:span></text:p>
      <text:p text:style-name="P25"><text:span text:style-name="T38"><text:s text:c="12"/>return False</text:span></text:p>
      <text:p text:style-name="P25"><text:span text:style-name="T38"><text:s text:c="8"/></text:span></text:p>
      <text:p text:style-name="P25"><text:span text:style-name="T38">tri=Triangle(100,30,50)</text:span></text:p>
      <text:p text:style-name="P25"><text:span text:style-name="T38">tri.check_angles()</text:span></text:p>
      <text:p text:style-name="P25"><text:span text:style-name="T38">tri.triangletype()</text:span></text:p>
      <text:p text:style-name="P25"><text:span text:style-name="T38">tri1=isosceles_triangle(100,40,40)</text:span></text:p>
      <text:p text:style-name="P25"><text:span text:style-name="T38">tri1.isosceles_trianglechk()</text:span></text:p>
      <text:p text:style-name="P25"><text:span text:style-name="T38">tri2=right_triangle(90,40,50)</text:span></text:p>
      <text:p text:style-name="P25"><text:span text:style-name="T38">tri2.right_trianglechk()</text:span></text:p>
      <text:p text:style-name="P25"><text:span text:style-name="T38">tri3=equilateral_triangle(60,60,60)</text:span></text:p>
      <text:p text:style-name="P25"><text:span text:style-name="T38">tri3.equilateral_trianglechk()</text:span></text:p>
      <text:p text:style-name="P25"><text:span text:style-name="T39"/></text:p>
      <text:p text:style-name="P26"><text:span text:style-name="T40">Q12. Create a class isosceles_right_triangle which inherits from isosceles_triangle and right_triangle. </text:span></text:p>
      <text:p text:style-name="P26"><text:span text:style-name="T40"><text:tab/>12.1 Define methods which check for their properties.</text:span></text:p>
      <text:p text:style-name="P26"><text:span text:style-name="T41">Answer:</text:span></text:p>
      <text:p text:style-name="P26"><text:span text:style-name="T41">class isosceles_right_triangle (isosceles_triangle ):</text:span></text:p>
      <text:p text:style-name="P26"><text:span text:style-name="T41"><text:s text:c="5"/>def isosceles_right_trianglechk(self):</text:span></text:p>
      <text:p text:style-name="P26"><text:span text:style-name="T41"><text:s text:c="8"/>if self.isosceles_trianglechk():</text:span></text:p>
      <text:p text:style-name="P26"><text:span text:style-name="T41"><text:s text:c="12"/>if self.angle1==90 or self.angle2==90 or self.angle3==90:</text:span></text:p>
      <text:p text:style-name="P26"><text:span text:style-name="T41"><text:s text:c="16"/>print('The Triangle is isosceles_right_triangle')</text:span></text:p>
      <text:p text:style-name="P26"><text:span text:style-name="T41"><text:s text:c="16"/>return True</text:span></text:p>
      <text:p text:style-name="P26"><text:span text:style-name="T41"><text:s text:c="12"/>else:</text:span></text:p>
      <text:p text:style-name="P26"><text:span text:style-name="T41"><text:s text:c="16"/>print('The Triangle is Not isosceles_right_triangle')</text:span></text:p>
      <text:p text:style-name="P26"><text:span text:style-name="T41"><text:s text:c="16"/>return False</text:span></text:p>
      <text:p text:style-name="P26"><text:span text:style-name="T42"/></text:p>
      <text:p text:style-name="P26"><text:span text:style-name="T43">tri4=isosceles_right_triangle(90,45,45)</text:span></text:p>
      <text:p text:style-name="P26"><text:span text:style-name="T43">tri4.isosceles_right_trianglechk()</text:span></text:p>
      <text:p text:style-name="P26"><text:span text:style-name="T4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